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ablePageMasterReference.hasPagePosition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.validateChildNode( Locator loc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ablePageMasterReference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ablePageMasterReference.goTo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ablePageMasterReferen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.getMaximumRepe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ablePageMasterReference.getNextPageMasterName( boolean isOddPage , boolean isFirstPage , boolean isLastPage , boolean isEmpty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ablePageMasterReference.RepeatablePageMasterReferenc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eatablePageMasterReference.hasPagePositi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